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Tableau1.A9" style:family="table-cell">
      <style:table-cell-properties fo:padding="0.097cm" fo:border="none"/>
    </style:style>
    <style:style style:name="Tableau1.E9" style:family="table-cell">
      <style:table-cell-properties fo:padding="0.097cm" fo:border="none"/>
    </style:style>
    <style:style style:name="Tableau1.G9" style:family="table-cell">
      <style:table-cell-properties fo:padding="0.097cm" fo:border="none"/>
    </style:style>
    <style:style style:name="Tableau1.A10" style:family="table-cell">
      <style:table-cell-properties fo:padding="0.097cm" fo:border="none"/>
    </style:style>
    <style:style style:name="Tableau1.E10" style:family="table-cell">
      <style:table-cell-properties fo:padding="0.097cm" fo:border-left="none" fo:border-right="none" fo:border-top="0.05pt solid #000000" fo:border-bottom="none"/>
    </style:style>
    <style:style style:name="Tableau1.G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ATION DES ACTES AMG SUD</text:h>
      <text:h text:style-name="Heading_20_1" text:outline-level="1">Référence état : <text:s/><text:text-input text:description="&lt;ref_statement&gt;">&lt;ref_statement&gt;</text:text-input></text:h>
      <text:p text:style-name="P7">Nombre ligne :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invoic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Subtotal :</text:p>
          </table:table-cell>
          <table:covered-table-cell/>
          <table:table-cell table:style-name="Tableau1.G8" office:value-type="string">
            <text:p text:style-name="P2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au1.E9" table:number-columns-spanned="2" office:value-type="string">
            <text:p text:style-name="P2">Remise :</text:p>
          </table:table-cell>
          <table:covered-table-cell/>
          <table:table-cell table:style-name="Tableau1.G9" office:value-type="string">
            <text:p text:style-name="P2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au1.E10" table:number-columns-spanned="2" office:value-type="string">
            <text:p text:style-name="P5">Total :</text:p>
          </table:table-cell>
          <table:covered-table-cell/>
          <table:table-cell table:style-name="Tableau1.G10" office:value-type="string">
            <text:p text:style-name="P5"><text:text-input text:description="&lt;formatLang(total(),digits=0)&gt;">&lt;formatLang(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61cm"/>
      <style:text-properties fo:font-size="8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5-02-17T08:28:44</dc:date>
    <meta:editing-duration>PT6H57M5S</meta:editing-duration>
    <meta:editing-cycles>121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5" meta:word-count="70" meta:character-count="614" meta:non-whitespace-character-count="566"/>
  </office:meta>
</office:document-meta>
</file>